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50000011C8EB3265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525cm" svg:height="7.513cm" svg:x="1cm" svg:y="1cm">
          <draw:image xlink:href="Pictures/10000000000002250000011C8EB3265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01T10:51:06</dc:date>
    <meta:generator>NeoOffice/3.4.1$Unix OpenOffice.org_project/Patch 14</meta:generator>
    <meta:editing-duration>PT00H05M25S</meta:editing-duration>
    <meta:editing-cycles>7</meta:editing-cycles>
    <meta:document-statistic meta:object-count="1"/>
  </office:meta>
</office:document-meta>
</file>